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33.21mm"/>
    </style:style>
    <style:style style:name="co14" style:family="table-column">
      <style:table-column-properties fo:break-before="auto" style:column-width="191.24mm"/>
    </style:style>
    <style:style style:name="co15" style:family="table-column">
      <style:table-column-properties fo:break-before="auto" style:column-width="13.69mm"/>
    </style:style>
    <style:style style:name="co16" style:family="table-column">
      <style:table-column-properties fo:break-before="auto" style:column-width="14.9mm"/>
    </style:style>
    <style:style style:name="co17" style:family="table-column">
      <style:table-column-properties fo:break-before="auto" style:column-width="6.09mm"/>
    </style:style>
    <style:style style:name="co18" style:family="table-column">
      <style:table-column-properties fo:break-before="auto" style:column-width="21.17mm"/>
    </style:style>
    <style:style style:name="co19" style:family="table-column">
      <style:table-column-properties fo:break-before="auto" style:column-width="128.46mm"/>
    </style:style>
    <style:style style:name="co20" style:family="table-column">
      <style:table-column-properties fo:break-before="auto" style:column-width="29.92mm"/>
    </style:style>
    <style:style style:name="co21" style:family="table-column">
      <style:table-column-properties fo:break-before="auto" style:column-width="10.11mm"/>
    </style:style>
    <style:style style:name="co22" style:family="table-column">
      <style:table-column-properties fo:break-before="auto" style:column-width="11.17mm"/>
    </style:style>
    <style:style style:name="co23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4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51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52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53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54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55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56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5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58" style:family="table-cell" style:parent-style-name="Default">
      <style:table-cell-properties fo:border-bottom="none" fo:border-left="0.06pt solid #000000" fo:border-right="none" fo:border-top="none"/>
    </style:style>
    <style:style style:name="ce259" style:family="table-cell" style:parent-style-name="Default">
      <style:table-cell-properties fo:border-bottom="0.06pt solid #000000" fo:border-left="0.06pt solid #000000" fo:border-right="none" fo:border-top="none"/>
    </style:style>
    <style:style style:name="ce2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6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0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1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72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3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7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7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8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8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8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9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9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98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99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0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0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05" style:family="table-cell" style:parent-style-name="Default">
      <style:table-cell-properties fo:border-bottom="none" fo:border-left="none" fo:border-right="0.06pt solid #000000" fo:border-top="0.06pt solid #000000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7" style:family="table-cell" style:parent-style-name="Default">
      <style:table-cell-properties fo:border-bottom="none" fo:border-left="none" fo:border-right="0.06pt solid #000000" fo:border-top="none"/>
    </style:style>
    <style:style style:name="ce3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09" style:family="table-cell" style:parent-style-name="Default">
      <style:table-cell-properties fo:border-bottom="0.06pt solid #000000" fo:border-left="none" fo:border-right="0.06pt solid #000000" fo:border-top="none"/>
    </style:style>
    <style:style style:name="ce31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11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1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1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16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17" style:family="table-cell" style:parent-style-name="Default">
      <style:text-properties fo:font-weight="bold" style:font-weight-asian="bold" style:font-weight-complex="bold"/>
    </style:style>
    <style:style style:name="ce318" style:family="table-cell" style:parent-style-name="Default">
      <style:table-cell-properties fo:border-bottom="none" fo:border-left="none" fo:border-right="none" fo:border-top="0.06pt solid #000000"/>
    </style:style>
    <style:style style:name="ce31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2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2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ff9900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9900" fo:font-weight="bold" style:font-weight-asian="bold" style:font-weight-complex="bold"/>
    </style:style>
    <style:style style:name="ce33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3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3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1" style:family="table-cell" style:parent-style-name="Default" style:data-style-name="N37"/>
    <style:style style:name="ce34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5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1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52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5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2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35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3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3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6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6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6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69" style:family="table-cell" style:parent-style-name="Default">
      <style:table-cell-properties fo:border-bottom="none" fo:border-left="0.06pt solid #000000" fo:border-right="none" fo:border-top="0.06pt solid #000000"/>
    </style:style>
    <style:style style:name="ce37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7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7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7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7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247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60"/>
          <table:covered-table-cell table:style-name="ce305"/>
          <table:table-cell table:number-columns-repeated="2"/>
        </table:table-row>
        <table:table-row table:style-name="ro1">
          <table:table-cell table:style-name="ce248" office:value-type="string" calcext:value-type="string">
            <text:p>aula </text:p>
          </table:table-cell>
          <table:table-cell table:style-name="ce261" office:value-type="string" calcext:value-type="string">
            <text:p>data</text:p>
          </table:table-cell>
          <table:table-cell table:style-name="ce261" office:value-type="string" calcext:value-type="string">
            <text:p>status</text:p>
          </table:table-cell>
          <table:table-cell table:style-name="ce261"/>
          <table:table-cell table:style-name="ce261" office:value-type="string" calcext:value-type="string">
            <text:p>projeto</text:p>
          </table:table-cell>
          <table:table-cell table:style-name="ce261" office:value-type="string" calcext:value-type="string">
            <text:p>A/M</text:p>
          </table:table-cell>
          <table:table-cell table:style-name="ce261" office:value-type="string" calcext:value-type="string">
            <text:p>disciplina</text:p>
          </table:table-cell>
          <table:table-cell table:style-name="ce306" office:value-type="string" calcext:value-type="string">
            <text:p>página term</text:p>
          </table:table-cell>
          <table:table-cell table:style-name="ce274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249" office:value-type="string" calcext:value-type="string">
            <text:p>Aula 01</text:p>
          </table:table-cell>
          <table:table-cell table:style-name="ce262" office:value-type="date" office:date-value="2018-06-23" calcext:value-type="date">
            <text:p>23/06/18</text:p>
          </table:table-cell>
          <table:table-cell table:style-name="ce275" office:value-type="string" calcext:value-type="string">
            <text:p>paga</text:p>
          </table:table-cell>
          <table:table-cell table:style-name="ce285" table:number-columns-repeated="2"/>
          <table:table-cell table:style-name="ce260" office:value-type="float" office:value="5" calcext:value-type="float">
            <text:p>5</text:p>
          </table:table-cell>
          <table:table-cell table:style-name="ce301" office:value-type="string" calcext:value-type="string" table:number-columns-spanned="1" table:number-rows-spanned="8">
            <text:p>OO</text:p>
          </table:table-cell>
          <table:table-cell table:style-name="ce305"/>
          <table:table-cell table:number-columns-repeated="2"/>
        </table:table-row>
        <table:table-row table:style-name="ro1">
          <table:table-cell table:style-name="ce250" office:value-type="string" calcext:value-type="string">
            <text:p>Aula 02</text:p>
          </table:table-cell>
          <table:table-cell table:style-name="ce263" office:value-type="date" office:date-value="2018-06-30" calcext:value-type="date">
            <text:p>30/06/18</text:p>
          </table:table-cell>
          <table:table-cell table:style-name="ce276" office:value-type="string" calcext:value-type="string">
            <text:p>paga</text:p>
          </table:table-cell>
          <table:table-cell table:style-name="ce286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3</text:p>
          </table:table-cell>
          <table:table-cell table:style-name="ce263" office:value-type="date" office:date-value="2018-07-07" calcext:value-type="date">
            <text:p>07/07/18</text:p>
          </table:table-cell>
          <table:table-cell table:style-name="ce276" office:value-type="string" calcext:value-type="string">
            <text:p>paga</text:p>
          </table:table-cell>
          <table:table-cell table:style-name="ce286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4</text:p>
          </table:table-cell>
          <table:table-cell table:style-name="ce263" office:value-type="date" office:date-value="2018-07-14" calcext:value-type="date">
            <text:p>14/07/18</text:p>
          </table:table-cell>
          <table:table-cell table:style-name="ce276" office:value-type="string" calcext:value-type="string">
            <text:p>paga</text:p>
          </table:table-cell>
          <table:table-cell table:style-name="ce286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5</text:p>
          </table:table-cell>
          <table:table-cell table:style-name="ce264" office:value-type="date" office:date-value="2018-07-21" calcext:value-type="date">
            <text:p>21/07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6</text:p>
          </table:table-cell>
          <table:table-cell table:style-name="ce264" office:value-type="date" office:date-value="2018-07-28" calcext:value-type="date">
            <text:p>28/07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7</text:p>
          </table:table-cell>
          <table:table-cell table:style-name="ce264" office:value-type="date" office:date-value="2018-08-04" calcext:value-type="date">
            <text:p>04/08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1" office:value-type="string" calcext:value-type="string">
            <text:p>Aula 08</text:p>
          </table:table-cell>
          <table:table-cell table:style-name="ce264" office:value-type="date" office:date-value="2018-08-11" calcext:value-type="date">
            <text:p>11/08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2" office:value-type="string" calcext:value-type="string">
            <text:p>Aula 09</text:p>
          </table:table-cell>
          <table:table-cell table:style-name="ce265" office:value-type="date" office:date-value="2018-08-18" calcext:value-type="date">
            <text:p>18/08/18</text:p>
          </table:table-cell>
          <table:table-cell table:style-name="ce277" office:value-type="string" calcext:value-type="string">
            <text:p>paga</text:p>
          </table:table-cell>
          <table:table-cell table:style-name="ce288" office:value-type="string" calcext:value-type="string">
            <text:p>BD / JDBC</text:p>
          </table:table-cell>
          <table:table-cell table:style-name="ce288"/>
          <table:table-cell table:style-name="ce297" office:value-type="string" calcext:value-type="string">
            <text:p>1º</text:p>
          </table:table-cell>
          <table:table-cell table:style-name="ce303" office:value-type="string" calcext:value-type="string" table:number-columns-spanned="1" table:number-rows-spanned="8">
            <text:p>Web</text:p>
          </table:table-cell>
          <table:table-cell table:style-name="ce307"/>
          <table:table-cell table:style-name="ce274"/>
          <table:table-cell/>
        </table:table-row>
        <table:table-row table:style-name="ro1">
          <table:table-cell table:style-name="ce253" office:value-type="string" calcext:value-type="string">
            <text:p>Aula 10</text:p>
          </table:table-cell>
          <table:table-cell table:style-name="ce266" office:value-type="date" office:date-value="2018-08-25" calcext:value-type="date">
            <text:p>25/08/18</text:p>
          </table:table-cell>
          <table:table-cell table:style-name="ce278" office:value-type="string" calcext:value-type="string">
            <text:p>paga</text:p>
          </table:table-cell>
          <table:table-cell table:style-name="ce289" office:value-type="string" calcext:value-type="string">
            <text:p>JDBC</text:p>
          </table:table-cell>
          <table:table-cell table:style-name="ce289"/>
          <table:table-cell table:style-name="ce298" office:value-type="string" calcext:value-type="string">
            <text:p>2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4" office:value-type="string" calcext:value-type="string">
            <text:p>Aula 11</text:p>
          </table:table-cell>
          <table:table-cell table:style-name="ce267" office:value-type="date" office:date-value="2018-09-01" calcext:value-type="date">
            <text:p>01/09/18</text:p>
          </table:table-cell>
          <table:table-cell table:style-name="ce279" office:value-type="string" calcext:value-type="string">
            <text:p>paga</text:p>
          </table:table-cell>
          <table:table-cell table:style-name="ce290" office:value-type="string" calcext:value-type="string">
            <text:p>HTML, CSS, JS</text:p>
          </table:table-cell>
          <table:table-cell table:style-name="ce290"/>
          <table:table-cell table:style-name="ce299" office:value-type="string" calcext:value-type="string">
            <text:p>3º</text:p>
          </table:table-cell>
          <table:covered-table-cell table:style-name="ce304"/>
          <table:table-cell table:style-name="ce308"/>
          <table:table-cell table:style-name="ce274"/>
          <table:table-cell/>
        </table:table-row>
        <table:table-row table:style-name="ro1">
          <table:table-cell table:style-name="ce253" office:value-type="string" calcext:value-type="string">
            <text:p>Aula 12</text:p>
          </table:table-cell>
          <table:table-cell table:style-name="ce266" office:value-type="date" office:date-value="2018-09-15" calcext:value-type="date">
            <text:p>15/09/18</text:p>
          </table:table-cell>
          <table:table-cell table:style-name="ce278" office:value-type="string" calcext:value-type="string">
            <text:p>paga</text:p>
          </table:table-cell>
          <table:table-cell table:style-name="ce291" office:value-type="string" calcext:value-type="string">
            <text:p>Servlet, JSP/HTML simples</text:p>
          </table:table-cell>
          <table:table-cell table:style-name="ce291" office:value-type="string" calcext:value-type="string">
            <text:p>Servlet-jsp-v1</text:p>
          </table:table-cell>
          <table:table-cell table:style-name="ce298" office:value-type="string" calcext:value-type="string">
            <text:p>4º</text:p>
          </table:table-cell>
          <table:covered-table-cell table:style-name="ce304"/>
          <table:table-cell table:style-name="ce307"/>
          <table:table-cell table:style-name="ce310" office:value-type="date" office:date-value="2018-09-28" calcext:value-type="date">
            <text:p>28/09/18</text:p>
          </table:table-cell>
          <table:table-cell table:style-name="ce274" office:value-type="float" office:value="600" calcext:value-type="float">
            <text:p>600</text:p>
          </table:table-cell>
        </table:table-row>
        <table:table-row table:style-name="ro1">
          <table:table-cell table:style-name="ce254" office:value-type="string" calcext:value-type="string">
            <text:p>Aula 13</text:p>
          </table:table-cell>
          <table:table-cell table:style-name="ce268" office:value-type="date" office:date-value="2018-09-22" calcext:value-type="date">
            <text:p>22/09/18</text:p>
          </table:table-cell>
          <table:table-cell table:style-name="ce34" office:value-type="string" calcext:value-type="string">
            <text:p>realizada</text:p>
          </table:table-cell>
          <table:table-cell table:style-name="ce290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290" office:value-type="string" calcext:value-type="string">
            <text:p>Servlet-jsp-v2</text:p>
          </table:table-cell>
          <table:table-cell table:style-name="ce299" office:value-type="string" calcext:value-type="string">
            <text:p>5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3" office:value-type="string" calcext:value-type="string">
            <text:p>Aula 14</text:p>
          </table:table-cell>
          <table:table-cell table:style-name="ce269" office:value-type="date" office:date-value="2018-09-29" calcext:value-type="date">
            <text:p>29/09/18</text:p>
          </table:table-cell>
          <table:table-cell table:style-name="ce35" office:value-type="string" calcext:value-type="string">
            <text:p>realizada</text:p>
          </table:table-cell>
          <table:table-cell table:style-name="ce291" office:value-type="string" calcext:value-type="string">
            <text:p><text:s/>Repassar listagem JSTL e iniciar CRUD – JSP Servlet JDBC (CRUD)</text:p>
          </table:table-cell>
          <table:table-cell table:style-name="ce291" office:value-type="string" calcext:value-type="string">
            <text:p>Jsp-servlet-crud</text:p>
          </table:table-cell>
          <table:table-cell table:style-name="ce298" office:value-type="string" calcext:value-type="string">
            <text:p>6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5" office:value-type="string" calcext:value-type="string">
            <text:p>Aula 15</text:p>
          </table:table-cell>
          <table:table-cell table:style-name="ce268" office:value-type="date" office:date-value="2018-10-13" calcext:value-type="date">
            <text:p>13/10/18</text:p>
          </table:table-cell>
          <table:table-cell table:style-name="ce34" office:value-type="string" calcext:value-type="string">
            <text:p>realizada</text:p>
          </table:table-cell>
          <table:table-cell table:style-name="ce290" office:value-type="string" calcext:value-type="string">
            <text:p>Repassar CRUD e completar implementação, passar atividade de criação de CRUD, Git/GitHub - Hello world JSF**</text:p>
          </table:table-cell>
          <table:table-cell table:style-name="ce290" office:value-type="string" calcext:value-type="string">
            <text:p>Jsp-servlet-crud</text:p>
          </table:table-cell>
          <table:table-cell table:style-name="ce299" office:value-type="string" calcext:value-type="string">
            <text:p>7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6" office:value-type="string" calcext:value-type="string">
            <text:p>Aula 16</text:p>
          </table:table-cell>
          <table:table-cell table:style-name="ce270" office:value-type="date" office:date-value="2018-10-20" calcext:value-type="date">
            <text:p>20/10/18</text:p>
          </table:table-cell>
          <table:table-cell table:style-name="ce36" office:value-type="string" calcext:value-type="string">
            <text:p>realizada</text:p>
          </table:table-cell>
          <table:table-cell table:style-name="ce292" office:value-type="string" calcext:value-type="string">
            <text:p>Hello world JSF, Exercício JSF, CRUD JSF ***, Git/Github (apenas hello world do slide foi implementado)</text:p>
          </table:table-cell>
          <table:table-cell table:style-name="ce296" office:value-type="string" calcext:value-type="string">
            <text:p>Jsf-hello5, jsf-hello6, jsf-crud</text:p>
          </table:table-cell>
          <table:table-cell table:style-name="ce300" office:value-type="string" calcext:value-type="string">
            <text:p>8º</text:p>
          </table:table-cell>
          <table:covered-table-cell table:style-name="ce304"/>
          <table:table-cell table:style-name="ce307"/>
          <table:table-cell table:style-name="ce310" office:value-type="date" office:date-value="2018-11-05" calcext:value-type="date">
            <text:p>05/11/18</text:p>
          </table:table-cell>
          <table:table-cell table:style-name="ce274" office:value-type="float" office:value="600" calcext:value-type="float">
            <text:p>600</text:p>
          </table:table-cell>
        </table:table-row>
        <table:table-row table:style-name="ro1">
          <table:table-cell table:style-name="ce257" office:value-type="string" calcext:value-type="string">
            <text:p>Aula 17</text:p>
          </table:table-cell>
          <table:table-cell table:style-name="ce271" office:value-type="date" office:date-value="2018-11-10" calcext:value-type="date">
            <text:p>10/11/18</text:p>
          </table:table-cell>
          <table:table-cell table:style-name="ce283"/>
          <table:table-cell table:style-name="ce293" office:value-type="string" calcext:value-type="string">
            <text:p>Maven – Modularização do projeto BD</text:p>
          </table:table-cell>
          <table:table-cell table:style-name="ce293"/>
          <table:table-cell table:style-name="ce274" office:value-type="string" calcext:value-type="string">
            <text:p>1º</text:p>
          </table:table-cell>
          <table:table-cell table:style-name="ce301" office:value-type="string" calcext:value-type="string" table:number-columns-spanned="1" table:number-rows-spanned="8">
            <text:p>Frameworks</text:p>
          </table:table-cell>
          <table:table-cell table:style-name="ce307"/>
          <table:table-cell table:style-name="ce274"/>
          <table:table-cell/>
        </table:table-row>
        <table:table-row table:style-name="ro1">
          <table:table-cell table:style-name="ce257" office:value-type="string" calcext:value-type="string">
            <text:p>Aula 18</text:p>
          </table:table-cell>
          <table:table-cell table:style-name="ce272" office:value-type="date" office:date-value="2018-11-17" calcext:value-type="date">
            <text:p>17/11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2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7" office:value-type="string" calcext:value-type="string">
            <text:p>Aula 19</text:p>
          </table:table-cell>
          <table:table-cell table:style-name="ce263" office:value-type="date" office:date-value="2018-11-24" calcext:value-type="date">
            <text:p>24/11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3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7" office:value-type="string" calcext:value-type="string">
            <text:p>Aula 20</text:p>
          </table:table-cell>
          <table:table-cell table:style-name="ce263" office:value-type="date" office:date-value="2018-12-01" calcext:value-type="date">
            <text:p>01/12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4º</text:p>
          </table:table-cell>
          <table:covered-table-cell table:style-name="ce302"/>
          <table:table-cell table:style-name="ce307"/>
          <table:table-cell table:style-name="ce311" office:value-type="date" office:date-value="2018-11-22" calcext:value-type="date">
            <text:p>22/11/18</text:p>
          </table:table-cell>
          <table:table-cell table:style-name="ce274" office:value-type="float" office:value="600" calcext:value-type="float">
            <text:p>600</text:p>
          </table:table-cell>
        </table:table-row>
        <table:table-row table:style-name="ro1">
          <table:table-cell table:style-name="ce257" office:value-type="string" calcext:value-type="string">
            <text:p>Aula 21</text:p>
          </table:table-cell>
          <table:table-cell table:style-name="ce264" office:value-type="date" office:date-value="2018-12-08" calcext:value-type="date">
            <text:p>08/12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5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8" office:value-type="string" calcext:value-type="string">
            <text:p>Aula 22</text:p>
          </table:table-cell>
          <table:table-cell table:style-name="ce264" office:value-type="date" office:date-value="2018-12-15" calcext:value-type="date">
            <text:p>15/12/18</text:p>
          </table:table-cell>
          <table:table-cell table:style-name="ce274"/>
          <table:table-cell table:style-name="ce294" table:number-columns-repeated="2"/>
          <table:table-cell table:style-name="ce274" office:value-type="string" calcext:value-type="string">
            <text:p>6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8" office:value-type="string" calcext:value-type="string">
            <text:p>Aula 23</text:p>
          </table:table-cell>
          <table:table-cell table:style-name="ce264" office:value-type="date" office:date-value="2018-12-22" calcext:value-type="date">
            <text:p>22/12/18</text:p>
          </table:table-cell>
          <table:table-cell table:style-name="ce274"/>
          <table:table-cell table:style-name="ce294" table:number-columns-repeated="2"/>
          <table:table-cell table:style-name="ce274" office:value-type="string" calcext:value-type="string">
            <text:p>7º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9" office:value-type="string" calcext:value-type="string">
            <text:p>Aula 24</text:p>
          </table:table-cell>
          <table:table-cell table:style-name="ce273" office:value-type="date" office:date-value="2019-01-05" calcext:value-type="date">
            <text:p>05/01/19</text:p>
          </table:table-cell>
          <table:table-cell table:style-name="ce284"/>
          <table:table-cell table:style-name="ce295" table:number-columns-repeated="2"/>
          <table:table-cell table:style-name="ce284" office:value-type="string" calcext:value-type="string">
            <text:p>8º</text:p>
          </table:table-cell>
          <table:covered-table-cell table:style-name="ce302"/>
          <table:table-cell table:style-name="ce309"/>
          <table:table-cell/>
          <table:table-cell table:style-name="ce274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74"/>
        <table:table-column table:style-name="co7" table:default-cell-style-name="ce274"/>
        <table:table-column table:style-name="co8" table:default-cell-style-name="ce274"/>
        <table:table-column table:style-name="co9" table:default-cell-style-name="ce274"/>
        <table:table-column table:style-name="co10" table:default-cell-style-name="ce274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247" office:value-type="string" calcext:value-type="string" table:number-columns-spanned="8" table:number-rows-spanned="1">
            <text:p>Terça e Quinta</text:p>
          </table:table-cell>
          <table:covered-table-cell table:style-name="ce318"/>
          <table:covered-table-cell table:number-columns-repeated="5" table:style-name="ce260"/>
          <table:covered-table-cell table:style-name="ce305"/>
          <table:table-cell table:number-columns-repeated="4"/>
        </table:table-row>
        <table:table-row table:style-name="ro1">
          <table:table-cell table:style-name="ce248" office:value-type="string" calcext:value-type="string">
            <text:p>aula </text:p>
          </table:table-cell>
          <table:table-cell table:style-name="ce261" office:value-type="string" calcext:value-type="string">
            <text:p>data</text:p>
          </table:table-cell>
          <table:table-cell table:style-name="ce261" office:value-type="string" calcext:value-type="string">
            <text:p>status</text:p>
          </table:table-cell>
          <table:table-cell table:style-name="ce261"/>
          <table:table-cell table:style-name="ce261" office:value-type="string" calcext:value-type="string">
            <text:p>Projeto</text:p>
          </table:table-cell>
          <table:table-cell table:style-name="ce261" office:value-type="string" calcext:value-type="string">
            <text:p>A/M</text:p>
          </table:table-cell>
          <table:table-cell table:style-name="ce261" office:value-type="string" calcext:value-type="string">
            <text:p>disciplina</text:p>
          </table:table-cell>
          <table:table-cell table:style-name="ce306"/>
          <table:table-cell table:style-name="ce276"/>
          <table:table-cell table:number-columns-repeated="3"/>
        </table:table-row>
        <table:table-row table:style-name="ro1">
          <table:table-cell table:style-name="ce312" office:value-type="string" calcext:value-type="string">
            <text:p>Aula 01</text:p>
          </table:table-cell>
          <table:table-cell table:style-name="ce319" office:value-type="date" office:date-value="2018-07-31" calcext:value-type="date">
            <text:p>31/07/18</text:p>
          </table:table-cell>
          <table:table-cell table:style-name="ce326" office:value-type="string" calcext:value-type="string">
            <text:p>paga</text:p>
          </table:table-cell>
          <table:table-cell table:style-name="ce332" table:number-columns-repeated="2"/>
          <table:table-cell table:style-name="ce260" office:value-type="string" calcext:value-type="string">
            <text:p>1º</text:p>
          </table:table-cell>
          <table:table-cell table:style-name="ce301" office:value-type="string" calcext:value-type="string" table:number-columns-spanned="1" table:number-rows-spanned="10">
            <text:p>OO</text:p>
          </table:table-cell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348"/>
          <table:table-cell/>
        </table:table-row>
        <table:table-row table:style-name="ro1">
          <table:table-cell table:style-name="ce313" office:value-type="string" calcext:value-type="string">
            <text:p>Aula 02</text:p>
          </table:table-cell>
          <table:table-cell table:style-name="ce320" office:value-type="date" office:date-value="2018-08-02" calcext:value-type="date">
            <text:p>02/08/18</text:p>
          </table:table-cell>
          <table:table-cell table:style-name="ce81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2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348"/>
          <table:table-cell/>
        </table:table-row>
        <table:table-row table:style-name="ro1">
          <table:table-cell table:style-name="ce313" office:value-type="string" calcext:value-type="string">
            <text:p>Aula 03</text:p>
          </table:table-cell>
          <table:table-cell table:style-name="ce320" office:value-type="date" office:date-value="2018-08-07" calcext:value-type="date">
            <text:p>07/08/18</text:p>
          </table:table-cell>
          <table:table-cell table:style-name="ce81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3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348"/>
          <table:table-cell/>
        </table:table-row>
        <table:table-row table:style-name="ro1">
          <table:table-cell table:style-name="ce313" office:value-type="string" calcext:value-type="string">
            <text:p>Aula 04</text:p>
          </table:table-cell>
          <table:table-cell table:style-name="ce320" office:value-type="date" office:date-value="2018-08-09" calcext:value-type="date">
            <text:p>09/08/18</text:p>
          </table:table-cell>
          <table:table-cell table:style-name="ce81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4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348"/>
          <table:table-cell/>
        </table:table-row>
        <table:table-row table:style-name="ro1">
          <table:table-cell table:style-name="ce313" office:value-type="string" calcext:value-type="string">
            <text:p>Aula 05</text:p>
          </table:table-cell>
          <table:table-cell table:style-name="ce320" office:value-type="date" office:date-value="2018-08-14" calcext:value-type="date">
            <text:p>14/08/18</text:p>
          </table:table-cell>
          <table:table-cell table:style-name="ce81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5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348"/>
          <table:table-cell/>
        </table:table-row>
        <table:table-row table:style-name="ro1">
          <table:table-cell table:style-name="ce313" office:value-type="string" calcext:value-type="string">
            <text:p>Aula 06</text:p>
          </table:table-cell>
          <table:table-cell table:style-name="ce320" office:value-type="date" office:date-value="2018-08-16" calcext:value-type="date">
            <text:p>16/08/18</text:p>
          </table:table-cell>
          <table:table-cell table:style-name="ce81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6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348"/>
          <table:table-cell/>
        </table:table-row>
        <table:table-row table:style-name="ro1">
          <table:table-cell table:style-name="ce313" office:value-type="string" calcext:value-type="string">
            <text:p>Aula 07</text:p>
          </table:table-cell>
          <table:table-cell table:style-name="ce320" office:value-type="date" office:date-value="2018-08-21" calcext:value-type="date">
            <text:p>21/08/18</text:p>
          </table:table-cell>
          <table:table-cell table:style-name="ce81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7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313" office:value-type="string" calcext:value-type="string">
            <text:p>Aula 08</text:p>
          </table:table-cell>
          <table:table-cell table:style-name="ce320" office:value-type="date" office:date-value="2018-08-23" calcext:value-type="date">
            <text:p>23/08/18</text:p>
          </table:table-cell>
          <table:table-cell table:style-name="ce81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8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313" office:value-type="string" calcext:value-type="string">
            <text:p>Aula 09</text:p>
          </table:table-cell>
          <table:table-cell table:style-name="ce320" office:value-type="date" office:date-value="2018-08-28" calcext:value-type="date">
            <text:p>28/08/18</text:p>
          </table:table-cell>
          <table:table-cell table:style-name="ce81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9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/>
          <table:table-cell table:style-name="ce274"/>
          <table:table-cell table:number-columns-repeated="2"/>
        </table:table-row>
        <table:table-row table:style-name="ro1">
          <table:table-cell table:style-name="ce314" office:value-type="string" calcext:value-type="string">
            <text:p>Aula 10</text:p>
          </table:table-cell>
          <table:table-cell table:style-name="ce321" office:value-type="date" office:date-value="2018-08-30" calcext:value-type="date">
            <text:p>30/08/18</text:p>
          </table:table-cell>
          <table:table-cell table:style-name="ce328" office:value-type="string" calcext:value-type="string">
            <text:p>paga</text:p>
          </table:table-cell>
          <table:table-cell table:style-name="ce334" table:number-columns-repeated="2"/>
          <table:table-cell table:style-name="ce284" office:value-type="string" calcext:value-type="string">
            <text:p>10º</text:p>
          </table:table-cell>
          <table:covered-table-cell table:style-name="ce295"/>
          <table:table-cell table:style-name="ce308" office:value-type="float" office:value="120" calcext:value-type="float">
            <text:p>120</text:p>
          </table:table-cell>
          <table:table-cell/>
          <table:table-cell table:style-name="ce311" office:value-type="date" office:date-value="2018-09-13" calcext:value-type="date">
            <text:p>13/09/18</text:p>
          </table:table-cell>
          <table:table-cell table:style-name="ce274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249" office:value-type="string" calcext:value-type="string">
            <text:p>Aula 11</text:p>
          </table:table-cell>
          <table:table-cell table:style-name="ce322" office:value-type="date" office:date-value="2018-09-04" calcext:value-type="date">
            <text:p>04/09/18</text:p>
          </table:table-cell>
          <table:table-cell table:style-name="ce83" office:value-type="string" calcext:value-type="string">
            <text:p>Realizada</text:p>
          </table:table-cell>
          <table:table-cell table:style-name="ce335" office:value-type="string" calcext:value-type="string">
            <text:p>BD / JDBC</text:p>
          </table:table-cell>
          <table:table-cell table:style-name="ce335"/>
          <table:table-cell table:style-name="ce260" office:value-type="string" calcext:value-type="string">
            <text:p>1º</text:p>
          </table:table-cell>
          <table:table-cell table:style-name="ce301" office:value-type="string" calcext:value-type="string" table:number-columns-spanned="1" table:number-rows-spanned="10">
            <text:p>Web</text:p>
          </table:table-cell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250" office:value-type="string" calcext:value-type="string">
            <text:p>Aula 12</text:p>
          </table:table-cell>
          <table:table-cell table:style-name="ce323" office:value-type="date" office:date-value="2018-09-06" calcext:value-type="date">
            <text:p>06/09/18</text:p>
          </table:table-cell>
          <table:table-cell table:style-name="ce84" office:value-type="string" calcext:value-type="string">
            <text:p>Realizada</text:p>
          </table:table-cell>
          <table:table-cell table:style-name="ce336" office:value-type="string" calcext:value-type="string">
            <text:p>JDBC</text:p>
          </table:table-cell>
          <table:table-cell table:style-name="ce336"/>
          <table:table-cell office:value-type="string" calcext:value-type="string">
            <text:p>2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250" office:value-type="string" calcext:value-type="string">
            <text:p>Aula 13</text:p>
          </table:table-cell>
          <table:table-cell table:style-name="ce323" office:value-type="date" office:date-value="2018-09-11" calcext:value-type="date">
            <text:p>11/09/18</text:p>
          </table:table-cell>
          <table:table-cell table:style-name="ce84" office:value-type="string" calcext:value-type="string">
            <text:p>Realizada</text:p>
          </table:table-cell>
          <table:table-cell table:style-name="ce283" office:value-type="string" calcext:value-type="string">
            <text:p>JDBC / HTML, CSS, JS</text:p>
          </table:table-cell>
          <table:table-cell table:style-name="ce283"/>
          <table:table-cell office:value-type="string" calcext:value-type="string">
            <text:p>3º</text:p>
          </table:table-cell>
          <table:covered-table-cell table:style-name="ce294"/>
          <table:table-cell table:style-name="ce308"/>
          <table:table-cell table:style-name="ce274" table:number-columns-repeated="2"/>
          <table:table-cell table:number-columns-repeated="2"/>
        </table:table-row>
        <table:table-row table:style-name="ro1">
          <table:table-cell table:style-name="ce250" office:value-type="string" calcext:value-type="string">
            <text:p>Aula 14</text:p>
          </table:table-cell>
          <table:table-cell table:style-name="ce323" office:value-type="date" office:date-value="2018-09-13" calcext:value-type="date">
            <text:p>13/09/18</text:p>
          </table:table-cell>
          <table:table-cell table:style-name="ce84" office:value-type="string" calcext:value-type="string">
            <text:p>Realizada</text:p>
          </table:table-cell>
          <table:table-cell table:style-name="ce337" office:value-type="string" calcext:value-type="string">
            <text:p>Bootstrap, JS</text:p>
          </table:table-cell>
          <table:table-cell table:style-name="ce337"/>
          <table:table-cell office:value-type="string" calcext:value-type="string">
            <text:p>4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78" office:value-type="date" office:date-value="2018-09-18" calcext:value-type="date">
            <text:p>18/09/18</text:p>
          </table:table-cell>
          <table:table-cell table:style-name="ce84" office:value-type="string" calcext:value-type="string">
            <text:p>Realizada</text:p>
          </table:table-cell>
          <table:table-cell table:style-name="ce283" office:value-type="string" calcext:value-type="string">
            <text:p>Servlet, JSP/HTML simples</text:p>
          </table:table-cell>
          <table:table-cell table:style-name="ce283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78" office:value-type="date" office:date-value="2018-09-20" calcext:value-type="date">
            <text:p>20/09/18</text:p>
          </table:table-cell>
          <table:table-cell table:style-name="ce84" office:value-type="string" calcext:value-type="string">
            <text:p>Realizada</text:p>
          </table:table-cell>
          <table:table-cell table:style-name="ce338" office:value-type="string" calcext:value-type="string">
            <text:p>Redirecionar, JSP, JSTL c:forEach </text:p>
          </table:table-cell>
          <table:table-cell table:style-name="ce338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78" office:value-type="date" office:date-value="2018-09-25" calcext:value-type="date">
            <text:p>25/09/18</text:p>
          </table:table-cell>
          <table:table-cell table:style-name="ce84" office:value-type="string" calcext:value-type="string">
            <text:p>Realizada</text:p>
          </table:table-cell>
          <table:table-cell table:style-name="ce339" office:value-type="string" calcext:value-type="string">
            <text:p>JSP Servlet JDBC MySQL Create Read Update Delete (CRUD) Example (ver até onde a turma consegue implementar)</text:p>
          </table:table-cell>
          <table:table-cell table:style-name="ce338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78" office:value-type="date" office:date-value="2018-09-27" calcext:value-type="date">
            <text:p>27/09/18</text:p>
          </table:table-cell>
          <table:table-cell table:style-name="ce84" office:value-type="string" calcext:value-type="string">
            <text:p>Realizada</text:p>
          </table:table-cell>
          <table:table-cell table:style-name="ce338" office:value-type="string" calcext:value-type="string">
            <text:p>Concluir e Revisar CRUD, Passar filtro, passar atividade de crtiação de CRUD</text:p>
          </table:table-cell>
          <table:table-cell table:style-name="ce338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250" office:value-type="string" calcext:value-type="string">
            <text:p>Aula 19</text:p>
          </table:table-cell>
          <table:table-cell table:style-name="ce323" office:value-type="date" office:date-value="2018-10-02" calcext:value-type="date">
            <text:p>02/10/18</text:p>
          </table:table-cell>
          <table:table-cell table:style-name="ce84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316" office:value-type="string" calcext:value-type="string">
            <text:p>Aula 20</text:p>
          </table:table-cell>
          <table:table-cell table:style-name="ce319" office:value-type="date" office:date-value="2018-10-09" calcext:value-type="date">
            <text:p>09/10/18</text:p>
          </table:table-cell>
          <table:table-cell table:style-name="ce84" office:value-type="string" calcext:value-type="string">
            <text:p>Realizada</text:p>
          </table:table-cell>
          <table:table-cell table:style-name="ce94" office:value-type="string" calcext:value-type="string">
            <text:p>Hello world JSF, Exercício JSF, CRUD JSF ***, Git/Github</text:p>
          </table:table-cell>
          <table:table-cell table:style-name="ce98" office:value-type="string" calcext:value-type="string">
            <text:p>Jsf-hello5, jsf-hello6</text:p>
          </table:table-cell>
          <table:table-cell table:style-name="ce284" office:value-type="string" calcext:value-type="string">
            <text:p>10º</text:p>
          </table:table-cell>
          <table:covered-table-cell table:style-name="ce295"/>
          <table:table-cell table:style-name="ce307"/>
          <table:table-cell/>
          <table:table-cell table:style-name="ce310" office:value-type="date" office:date-value="2018-10-23" calcext:value-type="date">
            <text:p>23/10/18</text:p>
          </table:table-cell>
          <table:table-cell table:style-name="ce274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312" office:value-type="string" calcext:value-type="string">
            <text:p>Aula 21</text:p>
          </table:table-cell>
          <table:table-cell table:style-name="ce319" office:value-type="date" office:date-value="2018-10-11" calcext:value-type="date">
            <text:p>11/10/18</text:p>
          </table:table-cell>
          <table:table-cell table:style-name="ce331" office:value-type="string" calcext:value-type="string">
            <text:p>Realizada</text:p>
          </table:table-cell>
          <table:table-cell table:style-name="ce95" office:value-type="string" calcext:value-type="string">
            <text:p>Maven – Modularização do projeto BD</text:p>
          </table:table-cell>
          <table:table-cell table:style-name="ce260"/>
          <table:table-cell table:style-name="ce99" office:value-type="string" calcext:value-type="string">
            <text:p>1º</text:p>
          </table:table-cell>
          <table:table-cell table:style-name="ce301" office:value-type="string" calcext:value-type="string" table:number-columns-spanned="1" table:number-rows-spanned="10">
            <text:p>Frameworks</text:p>
          </table:table-cell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313" office:value-type="string" calcext:value-type="string">
            <text:p>Aula 22</text:p>
          </table:table-cell>
          <table:table-cell table:style-name="ce320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9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308" office:value-type="string" calcext:value-type="string">
            <text:p>2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313" office:value-type="string" calcext:value-type="string">
            <text:p>Aula 23</text:p>
          </table:table-cell>
          <table:table-cell table:style-name="ce320" office:value-type="date" office:date-value="2018-10-18" calcext:value-type="date">
            <text:p>18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308" office:value-type="string" calcext:value-type="string">
            <text:p>3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313" office:value-type="string" calcext:value-type="string">
            <text:p>Aula 24</text:p>
          </table:table-cell>
          <table:table-cell table:style-name="ce320" office:value-type="date" office:date-value="2018-10-23" calcext:value-type="date">
            <text:p>23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308" office:value-type="string" calcext:value-type="string">
            <text:p>4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313" office:value-type="string" calcext:value-type="string">
            <text:p>Aula 25</text:p>
          </table:table-cell>
          <table:table-cell table:style-name="ce320" office:value-type="date" office:date-value="2018-10-25" calcext:value-type="date">
            <text:p>25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308" office:value-type="string" calcext:value-type="string">
            <text:p>5º</text:p>
          </table:table-cell>
          <table:covered-table-cell table:style-name="ce294"/>
          <table:table-cell table:style-name="ce307"/>
          <table:table-cell table:number-columns-repeated="4"/>
        </table:table-row>
        <table:table-row table:style-name="ro1">
          <table:table-cell table:style-name="ce313" office:value-type="string" calcext:value-type="string">
            <text:p>Aula 26</text:p>
          </table:table-cell>
          <table:table-cell table:style-name="ce320" office:value-type="date" office:date-value="2018-10-30" calcext:value-type="date">
            <text:p>30/10/18</text:p>
          </table:table-cell>
          <table:table-cell office:value-type="string" calcext:value-type="string">
            <text:p>Realizada</text:p>
          </table:table-cell>
          <table:table-cell table:style-name="ce97" office:value-type="string" calcext:value-type="string">
            <text:p>editar, controle de acesso +++</text:p>
          </table:table-cell>
          <table:table-cell/>
          <table:table-cell table:style-name="ce308" office:value-type="string" calcext:value-type="string">
            <text:p>6º</text:p>
          </table:table-cell>
          <table:covered-table-cell table:style-name="ce294"/>
          <table:table-cell table:style-name="ce307"/>
          <table:table-cell table:number-columns-repeated="4"/>
        </table:table-row>
        <table:table-row table:style-name="ro1">
          <table:table-cell table:style-name="ce313" office:value-type="string" calcext:value-type="string">
            <text:p>Aula 27</text:p>
          </table:table-cell>
          <table:table-cell table:style-name="ce311" office:value-type="date" office:date-value="2018-11-01" calcext:value-type="date">
            <text:p>01/11/18</text:p>
          </table:table-cell>
          <table:table-cell/>
          <table:table-cell table:style-name="ce97" office:value-type="string" calcext:value-type="string">
            <text:p>facelets template header footer (css na aula para ajustar footer)</text:p>
          </table:table-cell>
          <table:table-cell/>
          <table:table-cell table:style-name="ce308" office:value-type="string" calcext:value-type="string">
            <text:p>7º</text:p>
          </table:table-cell>
          <table:covered-table-cell table:style-name="ce294"/>
          <table:table-cell table:style-name="ce307"/>
          <table:table-cell table:number-columns-repeated="4"/>
        </table:table-row>
        <table:table-row table:style-name="ro1">
          <table:table-cell table:style-name="ce313" office:value-type="string" calcext:value-type="string">
            <text:p>Aula 28</text:p>
          </table:table-cell>
          <table:table-cell table:style-name="ce311" office:value-type="date" office:date-value="2018-11-06" calcext:value-type="date">
            <text:p>06/11/18</text:p>
          </table:table-cell>
          <table:table-cell table:number-columns-repeated="3"/>
          <table:table-cell table:style-name="ce308" office:value-type="string" calcext:value-type="string">
            <text:p>8º</text:p>
          </table:table-cell>
          <table:covered-table-cell table:style-name="ce294"/>
          <table:table-cell table:style-name="ce307"/>
          <table:table-cell table:number-columns-repeated="4"/>
        </table:table-row>
        <table:table-row table:style-name="ro1">
          <table:table-cell table:style-name="ce313" office:value-type="string" calcext:value-type="string">
            <text:p>Aula 29</text:p>
          </table:table-cell>
          <table:table-cell table:style-name="ce325" office:value-type="date" office:date-value="2018-11-08" calcext:value-type="date">
            <text:p>08/11/18</text:p>
          </table:table-cell>
          <table:table-cell table:number-columns-repeated="3"/>
          <table:table-cell table:style-name="ce308" office:value-type="string" calcext:value-type="string">
            <text:p>9º</text:p>
          </table:table-cell>
          <table:covered-table-cell table:style-name="ce294"/>
          <table:table-cell table:style-name="ce307"/>
          <table:table-cell table:number-columns-repeated="4"/>
        </table:table-row>
        <table:table-row table:style-name="ro1">
          <table:table-cell table:style-name="ce314" office:value-type="string" calcext:value-type="string">
            <text:p>Aula 30</text:p>
          </table:table-cell>
          <table:table-cell table:style-name="ce325" office:value-type="date" office:date-value="2018-11-13" calcext:value-type="date">
            <text:p>13/11/18</text:p>
          </table:table-cell>
          <table:table-cell table:style-name="ce284" table:number-columns-repeated="3"/>
          <table:table-cell table:style-name="ce346" office:value-type="string" calcext:value-type="string">
            <text:p>10º</text:p>
          </table:table-cell>
          <table:covered-table-cell table:style-name="ce295"/>
          <table:table-cell table:style-name="ce309"/>
          <table:table-cell/>
          <table:table-cell table:style-name="ce101" office:value-type="date" office:date-value="2018-11-27" calcext:value-type="date">
            <text:p>27/11/18</text:p>
          </table:table-cell>
          <table:table-cell table:style-name="ce274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317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74"/>
        <table:table-column table:style-name="co14" table:default-cell-style-name="ce274"/>
        <table:table-column table:style-name="co15" table:default-cell-style-name="ce274"/>
        <table:table-column table:style-name="co10" table:default-cell-style-name="ce27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2">
          <table:table-cell table:style-name="ce349" office:value-type="string" calcext:value-type="string" table:number-columns-spanned="7" table:number-rows-spanned="1">
            <text:p>Seg Qua Sex</text:p>
          </table:table-cell>
          <table:covered-table-cell table:style-name="ce318"/>
          <table:covered-table-cell table:number-columns-repeated="4" table:style-name="ce260"/>
          <table:covered-table-cell table:style-name="ce305"/>
          <table:table-cell table:number-columns-repeated="3"/>
        </table:table-row>
        <table:table-row table:style-name="ro1">
          <table:table-cell table:style-name="ce350" office:value-type="string" calcext:value-type="string">
            <text:p>aula </text:p>
          </table:table-cell>
          <table:table-cell table:style-name="ce353" office:value-type="string" calcext:value-type="string">
            <text:p>data</text:p>
          </table:table-cell>
          <table:table-cell table:style-name="ce353" office:value-type="string" calcext:value-type="string">
            <text:p>status</text:p>
          </table:table-cell>
          <table:table-cell table:style-name="ce353"/>
          <table:table-cell table:style-name="ce353" office:value-type="string" calcext:value-type="string">
            <text:p>aula</text:p>
          </table:table-cell>
          <table:table-cell table:style-name="ce353" office:value-type="string" calcext:value-type="string">
            <text:p>disciplina</text:p>
          </table:table-cell>
          <table:table-cell table:style-name="ce364" office:value-type="string" calcext:value-type="string">
            <text:p>$</text:p>
          </table:table-cell>
          <table:table-cell table:style-name="ce276"/>
          <table:table-cell table:style-name="ce274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351" office:value-type="string" calcext:value-type="string">
            <text:p>Aula 01</text:p>
          </table:table-cell>
          <table:table-cell table:style-name="ce354" office:value-type="date" office:date-value="2018-09-17" calcext:value-type="date">
            <text:p>17/09/18</text:p>
          </table:table-cell>
          <table:table-cell table:style-name="ce326" office:value-type="string" calcext:value-type="string">
            <text:p>paga</text:p>
          </table:table-cell>
          <table:table-cell table:style-name="ce360" office:value-type="string" calcext:value-type="string">
            <text:p>Introdução</text:p>
          </table:table-cell>
          <table:table-cell table:style-name="ce260" office:value-type="string" calcext:value-type="string">
            <text:p>1º</text:p>
          </table:table-cell>
          <table:table-cell table:style-name="ce363" office:value-type="string" calcext:value-type="string" table:number-columns-spanned="1" table:number-rows-spanned="10">
            <text:p>OO</text:p>
          </table:table-cell>
          <table:table-cell table:style-name="ce365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52" office:value-type="string" calcext:value-type="string">
            <text:p>Aula 02</text:p>
          </table:table-cell>
          <table:table-cell table:style-name="ce355" office:value-type="date" office:date-value="2018-09-19" calcext:value-type="date">
            <text:p>19/09/18</text:p>
          </table:table-cell>
          <table:table-cell table:style-name="ce357" office:value-type="string" calcext:value-type="string">
            <text:p>paga</text:p>
          </table:table-cell>
          <table:table-cell table:style-name="ce333"/>
          <table:table-cell office:value-type="string" calcext:value-type="string">
            <text:p>2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52" office:value-type="string" calcext:value-type="string">
            <text:p>Aula 03</text:p>
          </table:table-cell>
          <table:table-cell table:style-name="ce355" office:value-type="date" office:date-value="2018-09-21" calcext:value-type="date">
            <text:p>21/09/18</text:p>
          </table:table-cell>
          <table:table-cell table:style-name="ce357" office:value-type="string" calcext:value-type="string">
            <text:p>paga</text:p>
          </table:table-cell>
          <table:table-cell table:style-name="ce333"/>
          <table:table-cell office:value-type="string" calcext:value-type="string">
            <text:p>3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52" office:value-type="string" calcext:value-type="string">
            <text:p>Aula 04</text:p>
          </table:table-cell>
          <table:table-cell table:style-name="ce355" office:value-type="date" office:date-value="2018-09-26" calcext:value-type="date">
            <text:p>26/09/18</text:p>
          </table:table-cell>
          <table:table-cell table:style-name="ce357" office:value-type="string" calcext:value-type="string">
            <text:p>paga</text:p>
          </table:table-cell>
          <table:table-cell table:style-name="ce337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52" office:value-type="string" calcext:value-type="string">
            <text:p>Aula 05</text:p>
          </table:table-cell>
          <table:table-cell table:style-name="ce355" office:value-type="date" office:date-value="2018-09-28" calcext:value-type="date">
            <text:p>28/09/18</text:p>
          </table:table-cell>
          <table:table-cell table:style-name="ce357" office:value-type="string" calcext:value-type="string">
            <text:p>paga</text:p>
          </table:table-cell>
          <table:table-cell table:style-name="ce337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52" office:value-type="string" calcext:value-type="string">
            <text:p>Aula 06</text:p>
          </table:table-cell>
          <table:table-cell table:style-name="ce320" office:value-type="date" office:date-value="2018-10-01" calcext:value-type="date">
            <text:p>01/10/18</text:p>
          </table:table-cell>
          <table:table-cell table:style-name="ce357" office:value-type="string" calcext:value-type="string">
            <text:p>paga</text:p>
          </table:table-cell>
          <table:table-cell table:style-name="ce337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13" office:value-type="string" calcext:value-type="string">
            <text:p>Aula 07</text:p>
          </table:table-cell>
          <table:table-cell table:style-name="ce320" office:value-type="date" office:date-value="2018-10-03" calcext:value-type="date">
            <text:p>03/10/18</text:p>
          </table:table-cell>
          <table:table-cell table:style-name="ce357" office:value-type="string" calcext:value-type="string">
            <text:p>paga</text:p>
          </table:table-cell>
          <table:table-cell table:style-name="ce337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08</text:p>
          </table:table-cell>
          <table:table-cell table:style-name="ce122" office:value-type="date" office:date-value="2018-10-08" calcext:value-type="date">
            <text:p>08/10/18</text:p>
          </table:table-cell>
          <table:table-cell table:style-name="ce357" office:value-type="string" calcext:value-type="string">
            <text:p>paga</text:p>
          </table:table-cell>
          <table:table-cell table:style-name="ce337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09</text:p>
          </table:table-cell>
          <table:table-cell table:style-name="ce122" office:value-type="date" office:date-value="2018-10-10" calcext:value-type="date">
            <text:p>10/10/18</text:p>
          </table:table-cell>
          <table:table-cell table:style-name="ce357" office:value-type="string" calcext:value-type="string">
            <text:p>paga</text:p>
          </table:table-cell>
          <table:table-cell table:style-name="ce361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4" office:value-type="string" calcext:value-type="string">
            <text:p>Aula 10</text:p>
          </table:table-cell>
          <table:table-cell table:style-name="ce320" office:value-type="date" office:date-value="2018-10-15" calcext:value-type="date">
            <text:p>15/10/18</text:p>
          </table:table-cell>
          <table:table-cell table:style-name="ce328" office:value-type="string" calcext:value-type="string">
            <text:p>paga</text:p>
          </table:table-cell>
          <table:table-cell table:style-name="ce362"/>
          <table:table-cell table:style-name="ce284" office:value-type="string" calcext:value-type="string">
            <text:p>10º</text:p>
          </table:table-cell>
          <table:covered-table-cell table:style-name="ce346"/>
          <table:table-cell table:style-name="ce294" office:value-type="float" office:value="140" calcext:value-type="float">
            <text:p>140</text:p>
          </table:table-cell>
          <table:table-cell/>
          <table:table-cell table:style-name="ce310" office:value-type="date" office:date-value="2018-10-25" calcext:value-type="date">
            <text:p>25/10/18</text:p>
          </table:table-cell>
          <table:table-cell table:style-name="ce274" office:value-type="float" office:value="1400" calcext:value-type="float">
            <text:p>1400</text:p>
          </table:table-cell>
        </table:table-row>
        <table:table-row table:style-name="ro1">
          <table:table-cell table:style-name="ce249" office:value-type="string" calcext:value-type="string">
            <text:p>Aula 11</text:p>
          </table:table-cell>
          <table:table-cell table:style-name="ce322" office:value-type="date" office:date-value="2018-10-17" calcext:value-type="date">
            <text:p>17/10/18</text:p>
          </table:table-cell>
          <table:table-cell table:style-name="ce331" office:value-type="string" calcext:value-type="string">
            <text:p>Realizada</text:p>
          </table:table-cell>
          <table:table-cell table:style-name="ce335" office:value-type="string" calcext:value-type="string">
            <text:p>BD / JDBC (apensa Fábica e Testa conexão foram implementadas)</text:p>
          </table:table-cell>
          <table:table-cell table:style-name="ce260" office:value-type="string" calcext:value-type="string">
            <text:p>1º</text:p>
          </table:table-cell>
          <table:table-cell table:style-name="ce363" office:value-type="string" calcext:value-type="string" table:number-columns-spanned="1" table:number-rows-spanned="10">
            <text:p>Web</text:p>
          </table:table-cell>
          <table:table-cell table:style-name="ce294" office:value-type="float" office:value="140" calcext:value-type="float">
            <text:p>140</text:p>
          </table:table-cell>
          <table:table-cell/>
          <table:table-cell table:style-name="ce274" table:number-columns-repeated="2"/>
        </table:table-row>
        <table:table-row table:style-name="ro1">
          <table:table-cell table:style-name="ce250" office:value-type="string" calcext:value-type="string">
            <text:p>Aula 12</text:p>
          </table:table-cell>
          <table:table-cell table:style-name="ce323" office:value-type="date" office:date-value="2018-10-22" calcext:value-type="date">
            <text:p>22/10/18</text:p>
          </table:table-cell>
          <table:table-cell table:style-name="ce338" office:value-type="string" calcext:value-type="string">
            <text:p>Realizada</text:p>
          </table:table-cell>
          <table:table-cell table:style-name="ce336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 table:number-columns-repeated="2"/>
        </table:table-row>
        <table:table-row table:style-name="ro1">
          <table:table-cell table:style-name="ce250" office:value-type="string" calcext:value-type="string">
            <text:p>Aula 13</text:p>
          </table:table-cell>
          <table:table-cell table:style-name="ce323" office:value-type="date" office:date-value="2018-10-26" calcext:value-type="date">
            <text:p>26/10/18</text:p>
          </table:table-cell>
          <table:table-cell table:style-name="ce338" office:value-type="string" calcext:value-type="string">
            <text:p>Realizada</text:p>
          </table:table-cell>
          <table:table-cell table:style-name="ce283" office:value-type="string" calcext:value-type="string">
            <text:p>HTML, CSS, JS, Github</text:p>
          </table:table-cell>
          <table:table-cell office:value-type="string" calcext:value-type="string">
            <text:p>3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style-name="ce274" table:number-columns-repeated="2"/>
          <table:table-cell/>
        </table:table-row>
        <table:table-row table:style-name="ro1">
          <table:table-cell table:style-name="ce250" office:value-type="string" calcext:value-type="string">
            <text:p>Aula 14</text:p>
          </table:table-cell>
          <table:table-cell table:style-name="ce123" office:value-type="date" office:date-value="2018-10-31" calcext:value-type="date">
            <text:p>31/10/18</text:p>
          </table:table-cell>
          <table:table-cell table:style-name="ce361" office:value-type="string" calcext:value-type="string">
            <text:p>Realizada</text:p>
          </table:table-cell>
          <table:table-cell table:style-name="ce337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5</text:p>
          </table:table-cell>
          <table:table-cell table:style-name="ce323" office:value-type="date" office:date-value="2018-11-05" calcext:value-type="date">
            <text:p>05/11/18</text:p>
          </table:table-cell>
          <table:table-cell table:style-name="ce358"/>
          <table:table-cell table:style-name="ce338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6</text:p>
          </table:table-cell>
          <table:table-cell table:style-name="ce323" office:value-type="date" office:date-value="2018-11-07" calcext:value-type="date">
            <text:p>07/11/18</text:p>
          </table:table-cell>
          <table:table-cell table:style-name="ce358"/>
          <table:table-cell table:style-name="ce339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7</text:p>
          </table:table-cell>
          <table:table-cell table:style-name="ce323" office:value-type="date" office:date-value="2018-11-09" calcext:value-type="date">
            <text:p>09/11/18</text:p>
          </table:table-cell>
          <table:table-cell table:style-name="ce358"/>
          <table:table-cell table:style-name="ce338"/>
          <table:table-cell office:value-type="string" calcext:value-type="string">
            <text:p>7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8</text:p>
          </table:table-cell>
          <table:table-cell table:style-name="ce323" office:value-type="date" office:date-value="2018-11-12" calcext:value-type="date">
            <text:p>12/11/18</text:p>
          </table:table-cell>
          <table:table-cell table:style-name="ce358"/>
          <table:table-cell table:style-name="ce338"/>
          <table:table-cell office:value-type="string" calcext:value-type="string">
            <text:p>8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9</text:p>
          </table:table-cell>
          <table:table-cell table:style-name="ce323" office:value-type="date" office:date-value="2018-11-14" calcext:value-type="date">
            <text:p>14/11/18</text:p>
          </table:table-cell>
          <table:table-cell table:style-name="ce358"/>
          <table:table-cell/>
          <table:table-cell office:value-type="string" calcext:value-type="string">
            <text:p>9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6" office:value-type="string" calcext:value-type="string">
            <text:p>Aula 20</text:p>
          </table:table-cell>
          <table:table-cell table:style-name="ce356" office:value-type="date" office:date-value="2018-11-16" calcext:value-type="date">
            <text:p>16/11/18</text:p>
          </table:table-cell>
          <table:table-cell table:style-name="ce359"/>
          <table:table-cell table:style-name="ce284"/>
          <table:table-cell table:style-name="ce284" office:value-type="string" calcext:value-type="string">
            <text:p>10º</text:p>
          </table:table-cell>
          <table:covered-table-cell table:style-name="ce346"/>
          <table:table-cell table:style-name="ce294" office:value-type="float" office:value="140" calcext:value-type="float">
            <text:p>140</text:p>
          </table:table-cell>
          <table:table-cell/>
          <table:table-cell table:style-name="ce311"/>
          <table:table-cell table:style-name="ce274" office:value-type="float" office:value="1400" calcext:value-type="float">
            <text:p>1400</text:p>
          </table:table-cell>
        </table:table-row>
        <table:table-row table:style-name="ro1">
          <table:table-cell table:style-name="ce312" office:value-type="string" calcext:value-type="string">
            <text:p>Aula 21</text:p>
          </table:table-cell>
          <table:table-cell table:style-name="ce320" office:value-type="date" office:date-value="2018-11-19" calcext:value-type="date">
            <text:p>19/11/18</text:p>
          </table:table-cell>
          <table:table-cell table:style-name="ce331"/>
          <table:table-cell table:style-name="ce260"/>
          <table:table-cell table:style-name="ce260" office:value-type="string" calcext:value-type="string">
            <text:p>1º</text:p>
          </table:table-cell>
          <table:table-cell table:style-name="ce363" office:value-type="string" calcext:value-type="string" table:number-columns-spanned="1" table:number-rows-spanned="10">
            <text:p>Frameworks</text:p>
          </table:table-cell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3" office:value-type="string" calcext:value-type="string">
            <text:p>Aula 22</text:p>
          </table:table-cell>
          <table:table-cell table:style-name="ce320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3" office:value-type="string" calcext:value-type="string">
            <text:p>Aula 23</text:p>
          </table:table-cell>
          <table:table-cell table:style-name="ce122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3" office:value-type="string" calcext:value-type="string">
            <text:p>Aula 24</text:p>
          </table:table-cell>
          <table:table-cell table:style-name="ce122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3" office:value-type="string" calcext:value-type="string">
            <text:p>Aula 25</text:p>
          </table:table-cell>
          <table:table-cell table:style-name="ce122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26</text:p>
          </table:table-cell>
          <table:table-cell table:style-name="ce122" office:value-type="date" office:date-value="2018-12-01" calcext:value-type="date">
            <text:p>01/12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27</text:p>
          </table:table-cell>
          <table:table-cell table:style-name="ce122"/>
          <table:table-cell table:number-columns-repeated="2"/>
          <table:table-cell office:value-type="string" calcext:value-type="string">
            <text:p>7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28</text:p>
          </table:table-cell>
          <table:table-cell table:style-name="ce122"/>
          <table:table-cell table:number-columns-repeated="2"/>
          <table:table-cell office:value-type="string" calcext:value-type="string">
            <text:p>8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29</text:p>
          </table:table-cell>
          <table:table-cell table:style-name="ce122"/>
          <table:table-cell table:number-columns-repeated="2"/>
          <table:table-cell office:value-type="string" calcext:value-type="string">
            <text:p>9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4" office:value-type="string" calcext:value-type="string">
            <text:p>Aula 30</text:p>
          </table:table-cell>
          <table:table-cell table:style-name="ce321"/>
          <table:table-cell table:style-name="ce284" table:number-columns-repeated="2"/>
          <table:table-cell table:style-name="ce284" office:value-type="string" calcext:value-type="string">
            <text:p>10º</text:p>
          </table:table-cell>
          <table:covered-table-cell table:style-name="ce346"/>
          <table:table-cell table:style-name="ce295" office:value-type="float" office:value="140" calcext:value-type="float">
            <text:p>140</text:p>
          </table:table-cell>
          <table:table-cell/>
          <table:table-cell table:style-name="ce311"/>
          <table:table-cell table:style-name="ce274" office:value-type="float" office:value="1400" calcext:value-type="float">
            <text:p>1400</text:p>
          </table:table-cell>
        </table:table-row>
        <table:table-row table:style-name="ro1">
          <table:table-cell table:style-name="ce317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74"/>
        <table:table-column table:style-name="co19" table:default-cell-style-name="ce274"/>
        <table:table-column table:style-name="co20" table:default-cell-style-name="ce274"/>
        <table:table-column table:style-name="co21" table:default-cell-style-name="ce274"/>
        <table:table-column table:style-name="co10" table:default-cell-style-name="ce274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style-name="ce366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61" office:value-type="string" calcext:value-type="string">
            <text:p>aula </text:p>
          </table:table-cell>
          <table:table-cell table:style-name="ce261" office:value-type="string" calcext:value-type="string">
            <text:p>data</text:p>
          </table:table-cell>
          <table:table-cell table:style-name="ce261" office:value-type="string" calcext:value-type="string">
            <text:p>status</text:p>
          </table:table-cell>
          <table:table-cell table:style-name="ce261"/>
          <table:table-cell table:style-name="ce261" office:value-type="string" calcext:value-type="string">
            <text:p>projeto</text:p>
          </table:table-cell>
          <table:table-cell table:style-name="ce261" office:value-type="string" calcext:value-type="string">
            <text:p>A/M</text:p>
          </table:table-cell>
          <table:table-cell table:style-name="ce261" office:value-type="string" calcext:value-type="string">
            <text:p>disciplina</text:p>
          </table:table-cell>
          <table:table-cell table:style-name="ce261" office:value-type="string" calcext:value-type="string">
            <text:p>página term</text:p>
          </table:table-cell>
          <table:table-cell table:style-name="ce276"/>
          <table:table-cell table:number-columns-repeated="2"/>
        </table:table-row>
        <table:table-row table:style-name="ro1">
          <table:table-cell table:style-name="ce317" office:value-type="string" calcext:value-type="string">
            <text:p>Aula 01</text:p>
          </table:table-cell>
          <table:table-cell table:style-name="ce317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table-cell table:style-name="ce37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7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17" office:value-type="string" calcext:value-type="string">
            <text:p>Aula 02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48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17" office:value-type="string" calcext:value-type="string">
            <text:p>Aula 03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48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17" office:value-type="string" calcext:value-type="string">
            <text:p>Aula 04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48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312" office:value-type="string" calcext:value-type="string">
            <text:p>Aula 05</text:p>
          </table:table-cell>
          <table:table-cell table:style-name="ce332"/>
          <table:table-cell table:style-name="ce332" office:value-type="string" calcext:value-type="string">
            <text:p>paga</text:p>
          </table:table-cell>
          <table:table-cell table:style-name="ce332" table:number-columns-repeated="2"/>
          <table:table-cell table:style-name="ce260" office:value-type="float" office:value="5" calcext:value-type="float">
            <text:p>5</text:p>
          </table:table-cell>
          <table:table-cell table:style-name="ce36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48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313" office:value-type="string" calcext:value-type="string">
            <text:p>Aula 06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2"/>
          <table:table-cell office:value-type="string" calcext:value-type="string">
            <text:p>aula04</text:p>
          </table:table-cell>
          <table:table-cell table:style-name="ce348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313" office:value-type="string" calcext:value-type="string">
            <text:p>Aula 07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2"/>
          <table:table-cell office:value-type="string" calcext:value-type="string">
            <text:p>aula05</text:p>
          </table:table-cell>
          <table:table-cell table:style-name="ce348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313" office:value-type="string" calcext:value-type="string">
            <text:p>Aula 08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2"/>
          <table:table-cell office:value-type="string" calcext:value-type="string">
            <text:p>aula06</text:p>
          </table:table-cell>
          <table:table-cell table:style-name="ce348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313" office:value-type="string" calcext:value-type="string">
            <text:p>Aula 09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2"/>
          <table:table-cell office:value-type="string" calcext:value-type="string">
            <text:p>aula07</text:p>
          </table:table-cell>
          <table:table-cell table:style-name="ce348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313" office:value-type="string" calcext:value-type="string">
            <text:p>Aula 10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2"/>
          <table:table-cell office:value-type="string" calcext:value-type="string">
            <text:p>aula08</text:p>
          </table:table-cell>
          <table:table-cell table:style-name="ce348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313" office:value-type="string" calcext:value-type="string">
            <text:p>Aula 11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314" office:value-type="string" calcext:value-type="string">
            <text:p>Aula 12</text:p>
          </table:table-cell>
          <table:table-cell table:style-name="ce334"/>
          <table:table-cell table:style-name="ce334" office:value-type="string" calcext:value-type="string">
            <text:p>paga</text:p>
          </table:table-cell>
          <table:table-cell table:style-name="ce334" table:number-columns-repeated="2"/>
          <table:table-cell table:style-name="ce284" office:value-type="float" office:value="5" calcext:value-type="float">
            <text:p>5</text:p>
          </table:table-cell>
          <table:covered-table-cell table:style-name="ce346"/>
          <table:table-cell table:number-columns-repeated="4"/>
        </table:table-row>
        <table:table-row table:style-name="ro1">
          <table:table-cell table:style-name="ce367" office:value-type="string" calcext:value-type="string">
            <text:p>Aula 13</text:p>
          </table:table-cell>
          <table:table-cell table:style-name="ce275"/>
          <table:table-cell table:style-name="ce275" office:value-type="string" calcext:value-type="string">
            <text:p>paga</text:p>
          </table:table-cell>
          <table:table-cell table:style-name="ce332" table:number-columns-repeated="2"/>
          <table:table-cell table:style-name="ce260" office:value-type="float" office:value="1" calcext:value-type="float">
            <text:p>1</text:p>
          </table:table-cell>
          <table:table-cell table:style-name="ce36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368" office:value-type="string" calcext:value-type="string">
            <text:p>Aula 14</text:p>
          </table:table-cell>
          <table:table-cell table:style-name="ce370" office:value-type="date" office:date-value="2018-06-10" calcext:value-type="date">
            <text:p>10/06/18</text:p>
          </table:table-cell>
          <table:table-cell table:style-name="ce276" office:value-type="string" calcext:value-type="string">
            <text:p>paga</text:p>
          </table:table-cell>
          <table:table-cell table:style-name="ce333" table:number-columns-repeated="2"/>
          <table:table-cell office:value-type="float" office:value="2" calcext:value-type="float">
            <text:p>2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368" office:value-type="string" calcext:value-type="string">
            <text:p>Aula 15</text:p>
          </table:table-cell>
          <table:table-cell table:style-name="ce370" office:value-type="date" office:date-value="2018-06-17" calcext:value-type="date">
            <text:p>17/06/18</text:p>
          </table:table-cell>
          <table:table-cell table:style-name="ce276" office:value-type="string" calcext:value-type="string">
            <text:p>paga</text:p>
          </table:table-cell>
          <table:table-cell table:style-name="ce333" table:number-columns-repeated="2"/>
          <table:table-cell office:value-type="float" office:value="3" calcext:value-type="float">
            <text:p>3</text:p>
          </table:table-cell>
          <table:covered-table-cell table:style-name="ce308"/>
          <table:table-cell table:style-name="ce274" table:number-columns-repeated="2"/>
          <table:table-cell table:number-columns-repeated="2"/>
        </table:table-row>
        <table:table-row table:style-name="ro1">
          <table:table-cell table:style-name="ce368" office:value-type="string" calcext:value-type="string">
            <text:p>Aula 16</text:p>
          </table:table-cell>
          <table:table-cell table:style-name="ce370" office:value-type="date" office:date-value="2018-06-24" calcext:value-type="date">
            <text:p>24/06/18</text:p>
          </table:table-cell>
          <table:table-cell table:style-name="ce276" office:value-type="string" calcext:value-type="string">
            <text:p>paga</text:p>
          </table:table-cell>
          <table:table-cell table:style-name="ce333" table:number-columns-repeated="2"/>
          <table:table-cell office:value-type="float" office:value="4" calcext:value-type="float">
            <text:p>4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17</text:p>
          </table:table-cell>
          <table:table-cell table:style-name="ce371" office:value-type="date" office:date-value="2018-07-01" calcext:value-type="date">
            <text:p>01/07/18</text:p>
          </table:table-cell>
          <table:table-cell table:style-name="ce276" office:value-type="string" calcext:value-type="string">
            <text:p>paga</text:p>
          </table:table-cell>
          <table:table-cell table:style-name="ce338" office:value-type="string" calcext:value-type="string">
            <text:p>Servlet JSTL</text:p>
          </table:table-cell>
          <table:table-cell table:style-name="ce338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18</text:p>
          </table:table-cell>
          <table:table-cell table:style-name="ce372" office:value-type="date" office:date-value="2018-07-08" calcext:value-type="date">
            <text:p>08/07/18</text:p>
          </table:table-cell>
          <table:table-cell table:style-name="ce276" office:value-type="string" calcext:value-type="string">
            <text:p>paga</text:p>
          </table:table-cell>
          <table:table-cell table:style-name="ce338" office:value-type="string" calcext:value-type="string">
            <text:p>Servlet JSTL</text:p>
          </table:table-cell>
          <table:table-cell table:style-name="ce338"/>
          <table:table-cell office:value-type="float" office:value="6" calcext:value-type="float">
            <text:p>6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19</text:p>
          </table:table-cell>
          <table:table-cell table:style-name="ce311" office:value-type="date" office:date-value="2018-07-15" calcext:value-type="date">
            <text:p>15/07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9" office:value-type="string" calcext:value-type="string">
            <text:p>Aula 20</text:p>
          </table:table-cell>
          <table:table-cell table:style-name="ce325" office:value-type="date" office:date-value="2018-07-22" calcext:value-type="date">
            <text:p>22/07/18</text:p>
          </table:table-cell>
          <table:table-cell table:style-name="ce362" office:value-type="string" calcext:value-type="string">
            <text:p>paga</text:p>
          </table:table-cell>
          <table:table-cell table:style-name="ce284" office:value-type="string" calcext:value-type="string">
            <text:p>Integração JSF - bootstrap </text:p>
          </table:table-cell>
          <table:table-cell table:style-name="ce284"/>
          <table:table-cell table:style-name="ce284" office:value-type="float" office:value="8" calcext:value-type="float">
            <text:p>8</text:p>
          </table:table-cell>
          <table:covered-table-cell table:style-name="ce346"/>
          <table:table-cell table:number-columns-repeated="4"/>
        </table:table-row>
        <table:table-row table:style-name="ro1">
          <table:table-cell table:style-name="ce369" office:value-type="string" calcext:value-type="string">
            <text:p>Aula 21</text:p>
          </table:table-cell>
          <table:table-cell table:style-name="ce319" office:value-type="date" office:date-value="2018-07-29" calcext:value-type="date">
            <text:p>29/07/18</text:p>
          </table:table-cell>
          <table:table-cell table:style-name="ce275" office:value-type="string" calcext:value-type="string">
            <text:p>paga</text:p>
          </table:table-cell>
          <table:table-cell table:style-name="ce260" office:value-type="string" calcext:value-type="string">
            <text:p>Maven – Modularização do projeto BD</text:p>
          </table:table-cell>
          <table:table-cell table:style-name="ce260"/>
          <table:table-cell table:style-name="ce260" office:value-type="float" office:value="1" calcext:value-type="float">
            <text:p>1</text:p>
          </table:table-cell>
          <table:table-cell table:style-name="ce36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258" office:value-type="string" calcext:value-type="string">
            <text:p>Aula 22</text:p>
          </table:table-cell>
          <table:table-cell table:style-name="ce320" office:value-type="date" office:date-value="2018-08-05" calcext:value-type="date">
            <text:p>05/08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23</text:p>
          </table:table-cell>
          <table:table-cell table:style-name="ce320" office:value-type="date" office:date-value="2018-08-19" calcext:value-type="date">
            <text:p>19/08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24</text:p>
          </table:table-cell>
          <table:table-cell table:style-name="ce320" office:value-type="date" office:date-value="2018-08-26" calcext:value-type="date">
            <text:p>26/08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308"/>
          <table:table-cell table:style-name="ce27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258" office:value-type="string" calcext:value-type="string">
            <text:p>Aula 25</text:p>
          </table:table-cell>
          <table:table-cell table:style-name="ce323" office:value-type="date" office:date-value="2018-09-02" calcext:value-type="date">
            <text:p>02/09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26</text:p>
          </table:table-cell>
          <table:table-cell table:style-name="ce323" office:value-type="date" office:date-value="2018-09-16" calcext:value-type="date">
            <text:p>16/09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27</text:p>
          </table:table-cell>
          <table:table-cell table:style-name="ce311" office:value-type="date" office:date-value="2018-09-30" calcext:value-type="date">
            <text:p>30/09/18</text:p>
          </table:table-cell>
          <table:table-cell table:style-name="ce276" office:value-type="string" calcext:value-type="string">
            <text:p>paga</text:p>
          </table:table-cell>
          <table:table-cell table:style-name="ce373" office:value-type="string" calcext:value-type="string">
            <text:p>Criar camada de negócio, incluir relacionamento, explicar CDI</text:p>
          </table:table-cell>
          <table:table-cell table:style-name="ce37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9" office:value-type="string" calcext:value-type="string">
            <text:p>Aula 28</text:p>
          </table:table-cell>
          <table:table-cell table:style-name="ce325" office:value-type="date" office:date-value="2018-10-14" calcext:value-type="date">
            <text:p>14/10/18</text:p>
          </table:table-cell>
          <table:table-cell table:style-name="ce362" office:value-type="string" calcext:value-type="string">
            <text:p>paga</text:p>
          </table:table-cell>
          <table:table-cell table:style-name="ce284" office:value-type="string" calcext:value-type="string">
            <text:p>Implemente um crud usando JSF e JPA</text:p>
          </table:table-cell>
          <table:table-cell table:style-name="ce284" office:value-type="string" calcext:value-type="string">
            <text:p>-</text:p>
          </table:table-cell>
          <table:table-cell table:style-name="ce284" office:value-type="float" office:value="8" calcext:value-type="float">
            <text:p>8</text:p>
          </table:table-cell>
          <table:covered-table-cell table:style-name="ce346"/>
          <table:table-cell table:style-name="ce310" office:value-type="date" office:date-value="2018-10-23" calcext:value-type="date">
            <text:p>23/10/18</text:p>
          </table:table-cell>
          <table:table-cell table:style-name="ce333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 style:data-style-name="N2" text:time-value="18:22:29.9462596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0-31T19:06:38.594483557</dc:date>
    <meta:editing-duration>P17DT20H44M</meta:editing-duration>
    <meta:editing-cycles>378</meta:editing-cycles>
    <meta:document-statistic meta:table-count="4" meta:cell-count="605" meta:object-count="0"/>
  </office:meta>
</office:document-meta>
</file>